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cd1" officeooo:paragraph-rsid="000fbcd1"/>
    </style:style>
    <style:style style:name="P2" style:family="paragraph" style:parent-style-name="Standard">
      <style:text-properties officeooo:rsid="000fbcd1" officeooo:paragraph-rsid="000fbcd1"/>
    </style:style>
    <style:style style:name="P3" style:family="paragraph" style:parent-style-name="Standard">
      <style:text-properties officeooo:rsid="0016c606" officeooo:paragraph-rsid="0016c606"/>
    </style:style>
    <style:style style:name="T1" style:family="text">
      <style:text-properties officeooo:rsid="0012511d"/>
    </style:style>
    <style:style style:name="T2" style:family="text">
      <style:text-properties officeooo:rsid="001413db"/>
    </style:style>
    <style:style style:name="T3" style:family="text">
      <style:text-properties officeooo:rsid="0015295a"/>
    </style:style>
    <style:style style:name="T4" style:family="text">
      <style:text-properties officeooo:rsid="0015f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7N1W3</text:p>
      <text:p text:style-name="P1">Adresse email ?</text:p>
      <text:p text:style-name="P1">Hébergement moins cher ?</text:p>
      <text:p text:style-name="P1">Oté liens sociaux sauf facebook <text:span text:style-name="T4">FAIT</text:span></text:p>
      <text:p text:style-name="P1"/>
      <text:p text:style-name="P1"/>
      <text:p text:style-name="P1">header diapo changer auto <text:span text:style-name="T3">FAIT</text:span></text:p>
      <text:p text:style-name="P1">Mettre copyright photo diapo</text:p>
      <text:p text:style-name="P1"/>
      <text:p text:style-name="P1">Section à propos de nous; <text:s/>Rond à la place d’un carré background <text:s/><text:span text:style-name="T4">FAIT</text:span></text:p>
      <text:p text:style-name="P1">section équipe? Oté ou non ? <text:span text:style-name="T2">FAIT</text:span></text:p>
      <text:p text:style-name="P1"/>
      <text:p text:style-name="P1">Appuyer téléphone pour appeler ? <text:span text:style-name="T1">FAIT</text:span></text:p>
      <text:p text:style-name="P1"/>
      <text:p text:style-name="P1"/>
      <text:p text:style-name="P1"/>
      <text:p text:style-name="P3">Changer les photos de galleries</text:p>
      <text:p text:style-name="P3">Courriel officiel qui redirect ?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3:44:30.067955181</meta:creation-date>
    <dc:date>2023-01-26T16:57:40.141667571</dc:date>
    <meta:editing-duration>PT3H17M25S</meta:editing-duration>
    <meta:editing-cycles>7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11" meta:word-count="59" meta:character-count="343" meta:non-whitespace-character-count="292"/>
  </office:meta>
</office:document-meta>
</file>